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style:font-size-complex="12pt" fo:hyphenate="true"/>
    </style:style>
    <style:style style:name="P45" style:parent-style-name="內文" style:family="paragraph">
      <style:paragraph-properties fo:widows="2" fo:orphans="2" style:vertical-align="auto"/>
      <style:text-properties fo:hyphenate="true"/>
    </style:style>
    <style:style style:name="T46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47" style:parent-style-name="預設段落字型" style:family="text">
      <style:text-properties style:font-name-complex="Calibri" fo:color="#000000" style:font-size-complex="12pt"/>
    </style:style>
    <style:style style:name="P48" style:parent-style-name="內文" style:family="paragraph">
      <style:paragraph-properties fo:widows="2" fo:orphans="2" style:vertical-align="auto"/>
      <style:text-properties fo:hyphenate="true"/>
    </style:style>
    <style:style style:name="T49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50" style:parent-style-name="預設段落字型" style:family="text">
      <style:text-properties style:font-name-complex="Calibri" fo:color="#000000" style:font-size-complex="12pt"/>
    </style:style>
    <style:style style:name="P51" style:parent-style-name="內文" style:family="paragraph">
      <style:paragraph-properties fo:widows="2" fo:orphans="2" style:vertical-align="auto"/>
      <style:text-properties fo:hyphenate="true"/>
    </style:style>
    <style:style style:name="T52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53" style:parent-style-name="預設段落字型" style:family="text">
      <style:text-properties style:font-name-complex="Calibri" fo:color="#000000" style:font-size-complex="12pt"/>
    </style:style>
    <style:style style:name="P54" style:parent-style-name="內文" style:family="paragraph">
      <style:paragraph-properties fo:widows="2" fo:orphans="2" style:vertical-align="auto"/>
      <style:text-properties fo:hyphenate="true"/>
    </style:style>
    <style:style style:name="T55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56" style:parent-style-name="預設段落字型" style:family="text">
      <style:text-properties style:font-name-complex="Calibri" fo:color="#000000" style:font-size-complex="12pt"/>
    </style:style>
    <style:style style:name="P57" style:parent-style-name="內文" style:family="paragraph">
      <style:paragraph-properties fo:widows="2" fo:orphans="2" style:vertical-align="auto"/>
      <style:text-properties fo:hyphenate="true"/>
    </style:style>
    <style:style style:name="T58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59" style:parent-style-name="預設段落字型" style:family="text">
      <style:text-properties style:font-name-complex="Calibri" fo:color="#000000" style:font-size-complex="12pt"/>
    </style:style>
    <style:style style:name="P60" style:parent-style-name="內文" style:family="paragraph">
      <style:paragraph-properties fo:widows="2" fo:orphans="2" style:vertical-align="auto"/>
      <style:text-properties fo:hyphenate="true"/>
    </style:style>
    <style:style style:name="T61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62" style:parent-style-name="預設段落字型" style:family="text">
      <style:text-properties style:font-name-complex="Calibri" fo:color="#000000" style:font-size-complex="12pt"/>
    </style:style>
    <style:style style:name="P63" style:parent-style-name="內文" style:family="paragraph">
      <style:paragraph-properties fo:widows="2" fo:orphans="2" style:vertical-align="auto"/>
      <style:text-properties fo:hyphenate="true"/>
    </style:style>
    <style:style style:name="T64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65" style:parent-style-name="預設段落字型" style:family="text">
      <style:text-properties style:font-name-complex="Calibri" fo:color="#000000" style:font-size-complex="12pt"/>
    </style:style>
    <style:style style:name="P66" style:parent-style-name="內文" style:family="paragraph">
      <style:paragraph-properties fo:widows="2" fo:orphans="2" style:vertical-align="auto"/>
      <style:text-properties fo:hyphenate="true"/>
    </style:style>
    <style:style style:name="T67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68" style:parent-style-name="預設段落字型" style:family="text">
      <style:text-properties style:font-name-complex="Calibri" fo:color="#000000" style:font-size-complex="12pt"/>
    </style:style>
    <style:style style:name="P69" style:parent-style-name="內文" style:family="paragraph">
      <style:paragraph-properties fo:widows="2" fo:orphans="2" style:vertical-align="auto"/>
      <style:text-properties fo:hyphenate="true"/>
    </style:style>
    <style:style style:name="T70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71" style:parent-style-name="預設段落字型" style:family="text">
      <style:text-properties style:font-name-complex="Calibri" fo:color="#000000" style:font-size-complex="12pt"/>
    </style:style>
    <style:style style:name="P72" style:parent-style-name="內文" style:family="paragraph">
      <style:paragraph-properties fo:widows="2" fo:orphans="2" style:vertical-align="auto"/>
      <style:text-properties fo:hyphenate="true"/>
    </style:style>
    <style:style style:name="T73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74" style:parent-style-name="預設段落字型" style:family="text">
      <style:text-properties style:font-name-complex="Calibri" fo:color="#000000" style:font-size-complex="12pt"/>
    </style:style>
    <style:style style:name="P75" style:parent-style-name="內文" style:family="paragraph">
      <style:paragraph-properties fo:widows="2" fo:orphans="2" style:vertical-align="auto"/>
      <style:text-properties fo:hyphenate="true"/>
    </style:style>
    <style:style style:name="T76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77" style:parent-style-name="預設段落字型" style:family="text">
      <style:text-properties style:font-name-complex="Calibri" fo:color="#000000" style:font-size-complex="12pt"/>
    </style:style>
    <style:style style:name="P78" style:parent-style-name="內文" style:family="paragraph">
      <style:paragraph-properties fo:widows="2" fo:orphans="2" style:vertical-align="auto"/>
      <style:text-properties fo:hyphenate="true"/>
    </style:style>
    <style:style style:name="T79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80" style:parent-style-name="預設段落字型" style:family="text">
      <style:text-properties style:font-name-complex="Calibri" fo:color="#000000" style:font-size-complex="12pt"/>
    </style:style>
    <style:style style:name="P81" style:parent-style-name="內文" style:family="paragraph">
      <style:paragraph-properties fo:widows="2" fo:orphans="2" style:vertical-align="auto"/>
      <style:text-properties fo:hyphenate="true"/>
    </style:style>
    <style:style style:name="T82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83" style:parent-style-name="預設段落字型" style:family="text">
      <style:text-properties style:font-name-complex="Calibri" fo:color="#000000" style:font-size-complex="12pt"/>
    </style:style>
    <style:style style:name="P84" style:parent-style-name="內文" style:family="paragraph">
      <style:paragraph-properties fo:widows="2" fo:orphans="2" style:vertical-align="auto"/>
      <style:text-properties fo:hyphenate="true"/>
    </style:style>
    <style:style style:name="T85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86" style:parent-style-name="預設段落字型" style:family="text">
      <style:text-properties style:font-name-complex="Calibri" fo:color="#000000" style:font-size-complex="12pt"/>
    </style:style>
    <style:style style:name="P87" style:parent-style-name="內文" style:family="paragraph">
      <style:paragraph-properties fo:widows="2" fo:orphans="2" style:vertical-align="auto"/>
      <style:text-properties fo:hyphenate="true"/>
    </style:style>
    <style:style style:name="T88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89" style:parent-style-name="預設段落字型" style:family="text">
      <style:text-properties style:font-name-complex="Calibri" fo:color="#000000" style:font-size-complex="12pt"/>
    </style:style>
    <style:style style:name="P90" style:parent-style-name="內文" style:family="paragraph">
      <style:paragraph-properties fo:widows="2" fo:orphans="2" style:vertical-align="auto"/>
      <style:text-properties fo:hyphenate="true"/>
    </style:style>
    <style:style style:name="T91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92" style:parent-style-name="預設段落字型" style:family="text">
      <style:text-properties style:font-name-complex="Calibri" fo:color="#000000" style:font-size-complex="12pt"/>
    </style:style>
    <style:style style:name="P93" style:parent-style-name="內文" style:family="paragraph">
      <style:paragraph-properties fo:widows="2" fo:orphans="2" style:vertical-align="auto"/>
      <style:text-properties fo:hyphenate="true"/>
    </style:style>
    <style:style style:name="T94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95" style:parent-style-name="預設段落字型" style:family="text">
      <style:text-properties style:font-name-complex="Calibri" fo:color="#000000" style:font-size-complex="12pt"/>
    </style:style>
    <style:style style:name="P96" style:parent-style-name="內文" style:family="paragraph">
      <style:paragraph-properties fo:widows="2" fo:orphans="2" style:vertical-align="auto"/>
      <style:text-properties fo:hyphenate="true"/>
    </style:style>
    <style:style style:name="T97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98" style:parent-style-name="預設段落字型" style:family="text">
      <style:text-properties style:font-name-complex="Calibri" fo:color="#000000" style:font-size-complex="12pt"/>
    </style:style>
    <style:style style:name="P99" style:parent-style-name="內文" style:family="paragraph">
      <style:text-properties style:font-name-complex="Calibri" fo:color="#000000" style:font-size-complex="12pt"/>
    </style:style>
    <style:style style:name="P100" style:parent-style-name="內文" style:family="paragraph">
      <style:paragraph-properties fo:widows="2" fo:orphans="2" style:vertical-align="auto"/>
      <style:text-properties fo:hyphenate="true"/>
    </style:style>
    <style:style style:name="T101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02" style:parent-style-name="預設段落字型" style:family="text">
      <style:text-properties style:font-name-complex="Calibri" fo:color="#000000" style:font-size-complex="12pt"/>
    </style:style>
    <style:style style:name="P103" style:parent-style-name="內文" style:family="paragraph">
      <style:paragraph-properties fo:widows="2" fo:orphans="2" style:vertical-align="auto"/>
      <style:text-properties fo:hyphenate="true"/>
    </style:style>
    <style:style style:name="T104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05" style:parent-style-name="預設段落字型" style:family="text">
      <style:text-properties style:font-name-complex="Calibri" fo:color="#000000" style:font-size-complex="12pt"/>
    </style:style>
    <style:style style:name="P106" style:parent-style-name="內文" style:family="paragraph">
      <style:paragraph-properties fo:widows="2" fo:orphans="2" style:vertical-align="auto"/>
      <style:text-properties fo:hyphenate="true"/>
    </style:style>
    <style:style style:name="T107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08" style:parent-style-name="預設段落字型" style:family="text">
      <style:text-properties style:font-name-complex="Calibri" fo:color="#000000" style:font-size-complex="12pt"/>
    </style:style>
    <style:style style:name="P109" style:parent-style-name="內文" style:family="paragraph">
      <style:paragraph-properties fo:widows="2" fo:orphans="2" style:vertical-align="auto"/>
      <style:text-properties fo:hyphenate="true"/>
    </style:style>
    <style:style style:name="T110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11" style:parent-style-name="預設段落字型" style:family="text">
      <style:text-properties style:font-name-complex="Calibri" fo:color="#000000" style:font-size-complex="12pt"/>
    </style:style>
    <style:style style:name="P112" style:parent-style-name="內文" style:family="paragraph">
      <style:paragraph-properties fo:widows="2" fo:orphans="2" style:vertical-align="auto"/>
      <style:text-properties fo:hyphenate="true"/>
    </style:style>
    <style:style style:name="T113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14" style:parent-style-name="預設段落字型" style:family="text">
      <style:text-properties style:font-name-complex="Calibri" fo:color="#000000" style:font-size-complex="12pt"/>
    </style:style>
    <style:style style:name="P115" style:parent-style-name="內文" style:family="paragraph">
      <style:paragraph-properties fo:widows="2" fo:orphans="2" style:vertical-align="auto"/>
      <style:text-properties fo:hyphenate="true"/>
    </style:style>
    <style:style style:name="T116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17" style:parent-style-name="預設段落字型" style:family="text">
      <style:text-properties style:font-name-complex="Calibri" fo:color="#000000" style:font-size-complex="12pt"/>
    </style:style>
    <style:style style:name="P118" style:parent-style-name="內文" style:family="paragraph">
      <style:paragraph-properties fo:widows="2" fo:orphans="2" style:vertical-align="auto"/>
      <style:text-properties fo:hyphenate="true"/>
    </style:style>
    <style:style style:name="T119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20" style:parent-style-name="預設段落字型" style:family="text">
      <style:text-properties style:font-name-complex="Calibri" fo:color="#000000" style:font-size-complex="12pt"/>
    </style:style>
    <style:style style:name="P121" style:parent-style-name="內文" style:family="paragraph">
      <style:paragraph-properties fo:widows="2" fo:orphans="2" style:vertical-align="auto"/>
      <style:text-properties fo:hyphenate="true"/>
    </style:style>
    <style:style style:name="T122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23" style:parent-style-name="預設段落字型" style:family="text">
      <style:text-properties style:font-name-complex="Calibri" fo:color="#000000" style:font-size-complex="12pt"/>
    </style:style>
    <style:style style:name="P124" style:parent-style-name="內文" style:family="paragraph">
      <style:paragraph-properties fo:widows="2" fo:orphans="2" style:vertical-align="auto"/>
      <style:text-properties fo:hyphenate="true"/>
    </style:style>
    <style:style style:name="T125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26" style:parent-style-name="預設段落字型" style:family="text">
      <style:text-properties style:font-name-complex="Calibri" fo:color="#000000" style:font-size-complex="12pt"/>
    </style:style>
    <style:style style:name="P127" style:parent-style-name="內文" style:family="paragraph">
      <style:paragraph-properties fo:widows="2" fo:orphans="2" style:vertical-align="auto"/>
      <style:text-properties fo:hyphenate="true"/>
    </style:style>
    <style:style style:name="T128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29" style:parent-style-name="預設段落字型" style:family="text">
      <style:text-properties style:font-name-complex="Calibri" fo:color="#000000" style:font-size-complex="12pt"/>
    </style:style>
    <style:style style:name="P130" style:parent-style-name="內文" style:family="paragraph">
      <style:paragraph-properties fo:widows="2" fo:orphans="2" style:vertical-align="auto"/>
      <style:text-properties fo:hyphenate="true"/>
    </style:style>
    <style:style style:name="T131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32" style:parent-style-name="預設段落字型" style:family="text">
      <style:text-properties style:font-name-complex="Calibri" fo:color="#000000" style:font-size-complex="12pt"/>
    </style:style>
    <style:style style:name="P133" style:parent-style-name="內文" style:family="paragraph">
      <style:paragraph-properties fo:widows="2" fo:orphans="2" style:vertical-align="auto"/>
      <style:text-properties fo:hyphenate="true"/>
    </style:style>
    <style:style style:name="T134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35" style:parent-style-name="預設段落字型" style:family="text">
      <style:text-properties style:font-name-complex="Calibri" fo:color="#000000" style:font-size-complex="12pt"/>
    </style:style>
    <style:style style:name="P136" style:parent-style-name="內文" style:family="paragraph">
      <style:paragraph-properties fo:widows="2" fo:orphans="2" style:vertical-align="auto"/>
      <style:text-properties fo:hyphenate="true"/>
    </style:style>
    <style:style style:name="T137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38" style:parent-style-name="預設段落字型" style:family="text">
      <style:text-properties style:font-name-complex="Calibri" fo:color="#000000" style:font-size-complex="12pt"/>
    </style:style>
    <style:style style:name="P139" style:parent-style-name="內文" style:family="paragraph">
      <style:paragraph-properties fo:widows="2" fo:orphans="2" style:vertical-align="auto"/>
      <style:text-properties fo:hyphenate="true"/>
    </style:style>
    <style:style style:name="T140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41" style:parent-style-name="預設段落字型" style:family="text">
      <style:text-properties style:font-name-complex="Calibri" fo:color="#000000" style:font-size-complex="12pt"/>
    </style:style>
    <style:style style:name="P142" style:parent-style-name="內文" style:family="paragraph">
      <style:paragraph-properties fo:widows="2" fo:orphans="2" style:vertical-align="auto"/>
      <style:text-properties fo:hyphenate="true"/>
    </style:style>
    <style:style style:name="T143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44" style:parent-style-name="預設段落字型" style:family="text">
      <style:text-properties style:font-name-complex="Calibri" fo:color="#000000" style:font-size-complex="12pt"/>
    </style:style>
    <style:style style:name="P145" style:parent-style-name="內文" style:family="paragraph">
      <style:paragraph-properties fo:widows="2" fo:orphans="2" style:vertical-align="auto"/>
      <style:text-properties fo:hyphenate="true"/>
    </style:style>
    <style:style style:name="T146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47" style:parent-style-name="預設段落字型" style:family="text">
      <style:text-properties style:font-name-complex="Calibri" fo:color="#000000" style:font-size-complex="12pt"/>
    </style:style>
    <style:style style:name="P148" style:parent-style-name="內文" style:family="paragraph">
      <style:paragraph-properties fo:widows="2" fo:orphans="2" style:vertical-align="auto"/>
      <style:text-properties fo:hyphenate="true"/>
    </style:style>
    <style:style style:name="T149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50" style:parent-style-name="預設段落字型" style:family="text">
      <style:text-properties style:font-name-complex="Calibri" fo:color="#000000" style:font-size-complex="12pt"/>
    </style:style>
    <style:style style:name="P151" style:parent-style-name="內文" style:family="paragraph">
      <style:paragraph-properties fo:widows="2" fo:orphans="2" style:vertical-align="auto"/>
      <style:text-properties fo:hyphenate="true"/>
    </style:style>
    <style:style style:name="T152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53" style:parent-style-name="預設段落字型" style:family="text">
      <style:text-properties style:font-name-complex="Calibri" fo:color="#000000" style:font-size-complex="12pt"/>
    </style:style>
    <style:style style:name="P154" style:parent-style-name="內文" style:family="paragraph">
      <style:paragraph-properties fo:widows="2" fo:orphans="2" style:vertical-align="auto"/>
      <style:text-properties fo:hyphenate="true"/>
    </style:style>
    <style:style style:name="T155" style:parent-style-name="預設段落字型" style:family="text">
      <style:text-properties style:font-name="新細明體" style:font-name-complex="新細明體" fo:color="#000000" style:letter-kerning="false" style:font-size-complex="12pt"/>
    </style:style>
    <style:style style:name="T156" style:parent-style-name="預設段落字型" style:family="text">
      <style:text-properties style:font-name-complex="Calibri" fo:color="#000000" style:font-size-complex="12pt"/>
    </style:style>
    <style:style style:name="P157" style:parent-style-name="內文" style:family="paragraph">
      <style:text-properties style:font-name-complex="Calibri" fo:color="#000000" style:font-size-complex="12pt"/>
    </style:style>
    <style:style style:name="P158" style:parent-style-name="內文" style:family="paragraph">
      <style:text-properties style:font-name-complex="Calibri" fo:color="#000000" style:font-size-complex="12pt"/>
    </style:style>
    <style:style style:name="P159" style:parent-style-name="內文" style:family="paragraph">
      <style:text-properties style:font-name-complex="Calibri" fo:color="#000000" style:font-size-complex="12pt"/>
    </style:style>
    <style:style style:name="P160" style:parent-style-name="內文" style:family="paragraph">
      <style:text-properties style:font-name-complex="Calibri" fo:color="#000000" style:font-size-complex="12pt"/>
    </style:style>
    <style:style style:name="P161" style:parent-style-name="內文" style:family="paragraph">
      <style:text-properties style:font-name-complex="Calibri" fo:color="#000000" style:font-size-complex="12pt"/>
    </style:style>
    <style:style style:name="P162" style:parent-style-name="內文" style:family="paragraph">
      <style:text-properties style:font-name-complex="Calibri" fo:color="#000000" style:font-size-complex="12pt"/>
    </style:style>
    <style:style style:name="P163" style:parent-style-name="內文" style:family="paragraph">
      <style:text-properties style:font-name-complex="Calibri" fo:color="#000000" style:font-size-complex="12pt"/>
    </style:style>
    <style:style style:name="P164" style:parent-style-name="內文" style:family="paragraph">
      <style:text-properties style:font-name-complex="Calibri" fo:color="#000000" style:font-size-complex="12pt"/>
    </style:style>
    <style:style style:name="P165" style:parent-style-name="內文" style:family="paragraph">
      <style:text-properties style:font-name-complex="Calibri" fo:color="#000000" style:font-size-complex="12pt"/>
    </style:style>
    <style:style style:name="P166" style:parent-style-name="內文" style:family="paragraph">
      <style:text-properties style:font-name-complex="Calibri" fo:color="#000000" style:font-size-complex="12pt"/>
    </style:style>
    <style:style style:name="P167" style:parent-style-name="內文" style:family="paragraph">
      <style:text-properties style:font-name-complex="Calibri" fo:color="#000000" style:font-size-complex="12pt"/>
    </style:style>
    <style:style style:name="P168" style:parent-style-name="內文" style:family="paragraph">
      <style:text-properties style:font-name-complex="Calibri" fo:color="#000000" style:font-size-complex="12pt"/>
    </style:style>
    <style:style style:name="P169" style:parent-style-name="內文" style:family="paragraph">
      <style:text-properties style:font-name-complex="Calibri" fo:color="#000000" style:font-size-complex="12pt"/>
    </style:style>
    <style:style style:name="P170" style:parent-style-name="內文" style:family="paragraph">
      <style:text-properties style:font-name-complex="Calibri" fo:color="#000000" style:font-size-complex="12pt"/>
    </style:style>
    <style:style style:name="P171" style:parent-style-name="內文" style:family="paragraph">
      <style:text-properties style:font-name-complex="Calibri" fo:color="#000000" style:font-size-complex="12pt"/>
    </style:style>
    <style:style style:name="P172" style:parent-style-name="內文" style:family="paragraph">
      <style:text-properties style:font-name-complex="Calibri" fo:color="#000000" style:font-size-complex="12pt"/>
    </style:style>
    <style:style style:name="P173" style:parent-style-name="內文" style:family="paragraph">
      <style:text-properties style:font-name-complex="Calibri" fo:color="#000000" style:font-size-complex="12pt"/>
    </style:style>
    <style:style style:name="P174" style:parent-style-name="內文" style:family="paragraph">
      <style:text-properties style:font-name-complex="Calibri" fo:color="#000000" style:font-size-complex="12pt"/>
    </style:style>
    <style:style style:name="P175" style:parent-style-name="內文" style:family="paragraph">
      <style:text-properties style:font-name-complex="Calibri" fo:color="#000000" style:font-size-complex="12pt"/>
    </style:style>
    <style:style style:name="P176" style:parent-style-name="內文" style:family="paragraph">
      <style:text-properties style:font-name-complex="Calibri" fo:color="#000000" style:font-size-complex="12pt"/>
    </style:style>
    <style:style style:name="P177" style:parent-style-name="內文" style:family="paragraph">
      <style:text-properties style:font-name-complex="Calibri" fo:color="#000000" style:font-size-complex="12pt"/>
    </style:style>
    <style:style style:name="P178" style:parent-style-name="內文" style:family="paragraph">
      <style:text-properties style:font-name-complex="Calibri" fo:color="#000000" style:font-size-complex="12pt"/>
    </style:style>
    <style:style style:name="P179" style:parent-style-name="內文" style:family="paragraph">
      <style:text-properties style:font-name-complex="Calibri" fo:color="#000000" style:font-size-complex="12pt"/>
    </style:style>
    <style:style style:name="P180" style:parent-style-name="內文" style:family="paragraph">
      <style:text-properties style:font-name-complex="Calibri" fo:color="#000000" style:font-size-complex="12pt"/>
    </style:style>
    <style:style style:name="P181" style:parent-style-name="內文" style:family="paragraph">
      <style:text-properties style:font-name-complex="Calibri" fo:color="#000000" style:font-size-complex="12pt"/>
    </style:style>
    <style:style style:name="P182" style:parent-style-name="內文" style:family="paragraph">
      <style:text-properties style:font-name-complex="Calibri" fo:color="#000000" style:font-size-complex="12pt"/>
    </style:style>
    <style:style style:name="P183" style:parent-style-name="內文" style:family="paragraph">
      <style:text-properties style:font-name-complex="Calibri" fo:color="#000000" style:font-size-complex="12pt"/>
    </style:style>
    <style:style style:name="P184" style:parent-style-name="內文" style:family="paragraph">
      <style:text-properties style:font-name-complex="Calibri" fo:color="#000000" style:font-size-complex="12pt"/>
    </style:style>
    <style:style style:name="P185" style:parent-style-name="內文" style:family="paragraph">
      <style:text-properties style:font-name-complex="Calibri" fo:color="#000000" style:font-size-complex="12pt"/>
    </style:style>
    <style:style style:name="P186" style:parent-style-name="內文" style:family="paragraph">
      <style:text-properties style:font-name-complex="Calibri" fo:color="#000000" style:font-size-complex="12pt"/>
    </style:style>
    <style:style style:name="P187" style:parent-style-name="內文" style:family="paragraph">
      <style:text-properties style:font-name-complex="Calibri" fo:color="#000000" style:font-size-complex="12pt"/>
    </style:style>
    <style:style style:name="P188" style:parent-style-name="內文" style:family="paragraph">
      <style:text-properties style:font-name-complex="Calibri" fo:color="#000000" style:font-size-complex="12pt"/>
    </style:style>
    <style:style style:name="P189" style:parent-style-name="內文" style:family="paragraph">
      <style:text-properties style:font-name-complex="Calibri" fo:color="#000000" style:font-size-complex="12pt"/>
    </style:style>
    <style:style style:name="P190" style:parent-style-name="內文" style:family="paragraph">
      <style:text-properties style:font-name-complex="Calibri" fo:color="#000000" style:font-size-complex="12pt"/>
    </style:style>
    <style:style style:name="P191" style:parent-style-name="內文" style:family="paragraph">
      <style:text-properties style:font-name-complex="Calibri" fo:color="#000000" style:font-size-complex="12pt"/>
    </style:style>
    <style:style style:name="P192" style:parent-style-name="內文" style:family="paragraph">
      <style:text-properties style:font-name-complex="Calibri" fo:color="#000000" style:font-size-complex="12pt"/>
    </style:style>
    <style:style style:name="P193" style:parent-style-name="內文" style:family="paragraph">
      <style:text-properties style:font-name-complex="Calibri" fo:color="#000000" style:font-size-complex="12pt"/>
    </style:style>
  </office:automatic-styles>
  <office:body>
    <office:text text:use-soft-page-breaks="true">
      <text:p text:style-name="P1">環狀線Y19幸福站一月台平日發車時刻</text:p>
      <text:p text:style-name="P2">6時00、08、16、24、31、40、46、50、54分</text:p>
      <text:p text:style-name="P3">7時02、07、11、15、20、25、30、35、39、44、48、54、58分</text:p>
      <text:p text:style-name="P4">8時04、09、14、19、23、28、33、38、42、47、52、57分</text:p>
      <text:p text:style-name="P5">9時02、08、12、18、23、29、37、44、53分</text:p>
      <text:p text:style-name="P6">10時01、10、17、22、29、37、44、52、59分</text:p>
      <text:p text:style-name="P7">11時07、16、23、31、38、46、53分</text:p>
      <text:p text:style-name="P8">12時01、08、16、23、31、38、46、53分</text:p>
      <text:p text:style-name="P9">13時01、08、16、23、31、38、46、53分</text:p>
      <text:p text:style-name="P10">14時01、08、16、23、31、38、46、53分</text:p>
      <text:p text:style-name="P11">15時01、08、16、23、31、38、46、53分</text:p>
      <text:p text:style-name="P12">16時01、08、16、23、31、38、46、51、58分</text:p>
      <text:p text:style-name="P13">17時02、06、11、16、22、26、30、35、40、45、50、55分</text:p>
      <text:p text:style-name="P14">18時00、05、10、14、19、24、29、33、38、43、47、52、57分</text:p>
      <text:p text:style-name="P15">19時03、08、13、18、22、27、32、37、41、46、52分</text:p>
      <text:p text:style-name="P16">20時00、09、20、30、39、49、59分</text:p>
      <text:p text:style-name="P17">21時09、19、29、39、49、59分</text:p>
      <text:p text:style-name="P18">22時09、20、29、39、49、59分</text:p>
      <text:p text:style-name="P19">23時09、18、27、35、43、56分</text:p>
      <text:p text:style-name="P20">24時07、20、31分</text:p>
      <text:p text:style-name="P21"/>
      <text:p text:style-name="P22"><text:tab/><text:tab/></text:p>
      <text:p text:style-name="P23">環狀線Y19幸福站二月台平日發車時刻</text:p>
      <text:p text:style-name="P24">6時2、7、15、23、30、38、46、52、56分</text:p>
      <text:p text:style-name="P25">7時2、7、13、17、22、27、32、37、41、46、50、56分</text:p>
      <text:p text:style-name="P26">8時0、6、11、16、21、25、30、35、40、44、48、54、59分</text:p>
      <text:p text:style-name="P27">9時4、8、14、20、25、31、39、46、54分</text:p>
      <text:p text:style-name="P28">10時2、10、18、24、31、39、46、54分</text:p>
      <text:p text:style-name="P29">11時1、9、16、24、31、39、46、54分</text:p>
      <text:p text:style-name="P30">12時1、9、16、24、31、39、46、54分</text:p>
      <text:p text:style-name="P31">13時1、9、16、24、31、39、46、54分</text:p>
      <text:p text:style-name="P32">14時1、9、16、24、31、39、46、54分</text:p>
      <text:p text:style-name="P33">15時1、9、16、24、31、39、46、54分</text:p>
      <text:p text:style-name="P34">16時1、9、17、24、32、38、46、53分</text:p>
      <text:p text:style-name="P35">17時58、4、8、13、18、23、28、32、37、41、46、51、56分</text:p>
      <text:p text:style-name="P36">18時0、7、12、16、21、26、31、35、40、45、49、54、59分</text:p>
      <text:p text:style-name="P37">19時4、10、15、20、24、29、34、38、43、48、54分</text:p>
      <text:p text:style-name="P38">20時2、11、21、31、41、51分</text:p>
      <text:soft-page-break/>
      <text:p text:style-name="P39">21時1、11、21、31、41、51分</text:p>
      <text:p text:style-name="P40">22時1、11、21、29、38、48、58<text:bookmark-start text:name="_Hlk204604234"/>分<text:bookmark-end text:name="_Hlk204604234"/></text:p>
      <text:p text:style-name="P41">23時9、17、25、33、41、50分</text:p>
      <text:p text:style-name="P42">24時2分</text:p>
      <text:p text:style-name="P43">環狀線Y19幸福站一月台假日發車時刻</text:p>
      <text:p text:style-name="P44">6時00、08、16、24、31、41、48、57</text:p>
      <text:p text:style-name="P45"><text:span text:style-name="T46">7時05、12、19、28、39、49、59</text:span><text:span text:style-name="T47">分</text:span></text:p>
      <text:p text:style-name="P48"><text:span text:style-name="T49">8時09、19、29、40、49、59</text:span><text:span text:style-name="T50">分</text:span></text:p>
      <text:p text:style-name="P51"><text:span text:style-name="T52">9時09、19、29、38、47、55</text:span><text:span text:style-name="T53">分</text:span></text:p>
      <text:p text:style-name="P54"><text:span text:style-name="T55">10時03、09、16、23、31、38、46、53</text:span><text:span text:style-name="T56">分</text:span></text:p>
      <text:p text:style-name="P57"><text:span text:style-name="T58">11時01、08、16、23、31、38、46、53</text:span><text:span text:style-name="T59">分</text:span></text:p>
      <text:p text:style-name="P60"><text:span text:style-name="T61">12時01、08、16、23、31、38、46、53</text:span><text:span text:style-name="T62">分</text:span></text:p>
      <text:p text:style-name="P63"><text:span text:style-name="T64">13時01、08、16、23、31、38、46、53</text:span><text:span text:style-name="T65">分</text:span></text:p>
      <text:p text:style-name="P66"><text:span text:style-name="T67">14時01、08、16、23、31、38、46、53</text:span><text:span text:style-name="T68">分</text:span></text:p>
      <text:p text:style-name="P69"><text:span text:style-name="T70">15時01、08、16、23、31、38、46、53</text:span><text:span text:style-name="T71">分</text:span></text:p>
      <text:p text:style-name="P72"><text:span text:style-name="T73">16時01、08、16、23、31、38、46、53</text:span><text:span text:style-name="T74">分</text:span></text:p>
      <text:p text:style-name="P75"><text:span text:style-name="T76">17時01、08、16、23、31、38、46、53</text:span><text:span text:style-name="T77">分</text:span></text:p>
      <text:p text:style-name="P78"><text:span text:style-name="T79">18時01、10、19、30、40、49</text:span><text:span text:style-name="T80">分</text:span></text:p>
      <text:p text:style-name="P81"><text:span text:style-name="T82">19時00、10、20、30、39、49、59</text:span><text:span text:style-name="T83">分</text:span></text:p>
      <text:p text:style-name="P84"><text:span text:style-name="T85">20時09、19、29、39、49、59</text:span><text:span text:style-name="T86">分</text:span></text:p>
      <text:p text:style-name="P87"><text:span text:style-name="T88">21時09、19、29、39、49、59</text:span><text:span text:style-name="T89">分</text:span></text:p>
      <text:p text:style-name="P90"><text:span text:style-name="T91">22時09、19、29、39、49、59</text:span><text:span text:style-name="T92">分</text:span></text:p>
      <text:p text:style-name="P93"><text:span text:style-name="T94">23時09、18、27、35、43、56</text:span><text:span text:style-name="T95">分</text:span></text:p>
      <text:p text:style-name="P96"><text:span text:style-name="T97">24時07、20、31</text:span><text:span text:style-name="T98">分</text:span></text:p>
      <text:p text:style-name="P99">環狀線Y19幸福站二月台假日發車時刻</text:p>
      <text:p text:style-name="P100"><text:span text:style-name="T101">6時02、07、14、22、30、39、49、59</text:span><text:span text:style-name="T102">分</text:span></text:p>
      <text:p text:style-name="P103"><text:span text:style-name="T104">7時10、20、30、41、51</text:span><text:span text:style-name="T105">分</text:span></text:p>
      <text:p text:style-name="P106"><text:span text:style-name="T107">8時01、11、21、31、41、51</text:span><text:span text:style-name="T108">分</text:span></text:p>
      <text:p text:style-name="P109"><text:span text:style-name="T110">9時01、11、20、29、37、46、54</text:span><text:span text:style-name="T111">分</text:span></text:p>
      <text:p text:style-name="P112"><text:span text:style-name="T113">10時02、09、17、24、32、39、47、54</text:span><text:span text:style-name="T114">分</text:span></text:p>
      <text:p text:style-name="P115"><text:span text:style-name="T116">11時02、09、17、24、32、39、47、54</text:span><text:span text:style-name="T117">分</text:span></text:p>
      <text:p text:style-name="P118"><text:span text:style-name="T119">12時02、09、17、24、32、39、47、54</text:span><text:span text:style-name="T120">分</text:span></text:p>
      <text:p text:style-name="P121"><text:span text:style-name="T122">13時02、09、17、24、32、39、47、54</text:span><text:span text:style-name="T123">分</text:span></text:p>
      <text:p text:style-name="P124"><text:span text:style-name="T125">14時02、09、17、24、32、39、47、54</text:span><text:span text:style-name="T126">分</text:span></text:p>
      <text:p text:style-name="P127"><text:span text:style-name="T128">15時02、09、17、24、32、39、47、54</text:span><text:span text:style-name="T129">分</text:span></text:p>
      <text:p text:style-name="P130"><text:span text:style-name="T131">16時02、09、17、24、32、39、47、54</text:span><text:span text:style-name="T132">分</text:span></text:p>
      <text:p text:style-name="P133"><text:span text:style-name="T134">17時02、09、17、25、32、39、46、52</text:span><text:span text:style-name="T135">分</text:span></text:p>
      <text:p text:style-name="P136"><text:span text:style-name="T137">18時01、11、21、31、41、51</text:span><text:span text:style-name="T138">分</text:span></text:p>
      <text:soft-page-break/>
      <text:p text:style-name="P139"><text:span text:style-name="T140">19時01、11、21、31、41、51</text:span><text:span text:style-name="T141">分</text:span></text:p>
      <text:p text:style-name="P142"><text:span text:style-name="T143">20時01、11、21、31、41、51</text:span><text:span text:style-name="T144">分</text:span></text:p>
      <text:p text:style-name="P145"><text:span text:style-name="T146">21時01、11、21、31、41、51</text:span><text:span text:style-name="T147">分</text:span></text:p>
      <text:p text:style-name="P148"><text:span text:style-name="T149">22時01、11、20、29、38、48、58</text:span><text:span text:style-name="T150">分</text:span></text:p>
      <text:p text:style-name="P151"><text:span text:style-name="T152">23時09、17、25、33、41、50</text:span><text:span text:style-name="T153">分</text:span></text:p>
      <text:p text:style-name="P154"><text:span text:style-name="T155">24時02、14、26、37</text:span><text:span text:style-name="T156">分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6時<text:tab/>02、11、19、27、34、43、51<text:tab/>分</text:p>
      <text:p text:style-name="P174">7時<text:tab/>00、08、15、22、31、41、52<text:tab/>分</text:p>
      <text:p text:style-name="P175">8時<text:tab/>02、12、22、32、43、52<text:tab/>分<text:tab/></text:p>
      <text:p text:style-name="P176">9時<text:tab/>02、12、22、32、41、50、58<text:tab/>分</text:p>
      <text:p text:style-name="P177">10時06、11、18、26、33、41、48、56分</text:p>
      <text:p text:style-name="P178">11時03、11、18、26、33、41、48、56分</text:p>
      <text:p text:style-name="P179">12時03、11、18、26、33、41、48、56分</text:p>
      <text:p text:style-name="P180">13時03、11、18、26、33、41、48、56分</text:p>
      <text:p text:style-name="P181">14時03、11、18、26、33、41、48、56分</text:p>
      <text:p text:style-name="P182">15時03、11、18、26、33、41、48、56分</text:p>
      <text:p text:style-name="P183">16時03、11、18、26、33、41、48、56分</text:p>
      <text:p text:style-name="P184">17時03、11、18、26、33、41、48、56分</text:p>
      <text:p text:style-name="P185">18時03、13、22、32、42、52<text:tab/>分<text:tab/></text:p>
      <text:p text:style-name="P186">19時02、12、22、32、42、52<text:tab/>分<text:tab/></text:p>
      <text:p text:style-name="P187">20時02、12、22、32、42、52<text:tab/>分<text:tab/></text:p>
      <text:p text:style-name="P188">21時02、12、22、32、42、52<text:tab/>分<text:tab/></text:p>
      <text:soft-page-break/>
      <text:p text:style-name="P189">22時02、12、22、32、42、52<text:tab/>分<text:tab/></text:p>
      <text:p text:style-name="P190">23時02、12、21、30、38、46、58<text:tab/>分</text:p>
      <text:p text:style-name="P191">24時10、23、34<text:tab/>分<text:tab/><text:tab/></text:p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呂岳翰</dc:creator>
    <meta:creation-date>2025-07-28T05:58:00Z</meta:creation-date>
    <dc:date>2025-07-28T06:15:00Z</dc:date>
    <meta:template xlink:href="Normal" xlink:type="simple"/>
    <meta:editing-cycles>3</meta:editing-cycles>
    <meta:editing-duration>PT960S</meta:editing-duration>
    <meta:document-statistic meta:page-count="4" meta:paragraph-count="5" meta:word-count="388" meta:character-count="2601" meta:row-count="18" meta:non-whitespace-character-count="2218"/>
  </office:meta>
</office:document-meta>
</file>